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3000">
            <text:p>3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109:.F109])" office:value-type="float" office:value="1483.76864621447">
            <text:p>1483.768646214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01.415705038">
            <text:p>1901.415705038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32.99465240642">
            <text:p>1532.994652406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532.99465240642">
            <text:p>1532.994652406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01.415705038">
            <text:p>1901.415705038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1483.76864621447">
            <text:p>1483.7686462145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E109])" office:value-type="float" office:value="1532.99465240642">
            <text:p>1532.9946524064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7" office:value-type="float" office:value="423.529411764706">
            <text:p>423.5294117647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063.1578947368">
            <text:p>35063.1578947368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10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9T10:52:55</dc:date>
    <meta:editing-duration>P6DT13H24M32S</meta:editing-duration>
    <meta:editing-cycles>2316</meta:editing-cycles>
    <meta:generator>OpenOffice/4.1.1$Unix OpenOffice.org_project/411m6$Build-9775</meta:generator>
    <dc:creator>Hasmik Dabaghyan</dc:creator>
    <meta:document-statistic meta:table-count="13" meta:cell-count="5628" meta:object-count="0"/>
  </office:meta>
</office:document-meta>
</file>